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99ccff" draw:textarea-horizontal-align="left" draw:textarea-vertical-align="top" draw:auto-grow-height="false" fo:padding-top="0.051cm" fo:padding-left="0.203cm"/>
    </style:style>
    <style:style style:name="gr2" style:family="graphic" style:parent-style-name="standard">
      <style:graphic-properties draw:fill-color="#33cc66" draw:textarea-horizontal-align="justify" draw:textarea-vertical-align="top" draw:auto-grow-height="false" fo:padding-top="0.051cm"/>
    </style:style>
    <style:style style:name="gr3" style:family="graphic" style:parent-style-name="standard">
      <style:graphic-properties svg:stroke-width="0.025cm" draw:marker-start-width="0.33cm" draw:marker-end="Symmetric_20_Arrow" draw:marker-end-width="0.152cm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4cm" fo:min-width="1.89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1cm" fo:min-width="2.006cm"/>
    </style:style>
    <style:style style:name="gr6" style:family="graphic" style:parent-style-name="standard">
      <style:graphic-properties draw:marker-end="Rounded_20_short_20_Arrow" draw:marker-end-width="0.127cm"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33cc66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3cm" fo:min-width="2.12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3cm" fo:min-width="1.178cm"/>
    </style:style>
    <style:style style:name="gr11" style:family="graphic" style:parent-style-name="standard">
      <style:graphic-properties svg:stroke-width="0.025cm" draw:marker-start-width="0.33cm" draw:marker-end="Rounded_20_short_20_Arrow" draw:marker-end-width="0.152cm" draw:textarea-horizontal-align="center" draw:textarea-vertical-align="middle" fo:padding-top="0.137cm" fo:padding-bottom="0.137cm" fo:padding-left="0.262cm" fo:padding-right="0.262cm"/>
    </style:style>
    <style:style style:name="gr12" style:family="graphic" style:parent-style-name="standard">
      <style:graphic-properties draw:textarea-horizontal-align="left" draw:textarea-vertical-align="top" draw:auto-grow-height="false" fo:padding-top="0.051cm" fo:padding-bottom="0.051cm" fo:padding-left="0.051cm" fo:padding-right="0.2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0.4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8pt" fo:font-style="italic" style:font-size-asian="8pt" style:font-style-asian="italic" style:font-size-complex="8pt" style:font-style-complex="italic"/>
    </style:style>
    <style:style style:name="P4" style:family="paragraph">
      <style:text-properties fo:font-size="9pt" fo:font-style="italic" style:font-size-asian="9pt" style:font-style-asian="italic" style:font-size-complex="9pt" style:font-style-complex="italic"/>
    </style:style>
    <style:style style:name="P5" style:family="paragraph">
      <style:text-properties fo:font-size="10pt" fo:font-style="italic" style:font-size-asian="10pt" style:font-style-asian="italic" style:font-size-complex="10pt" style:font-style-complex="italic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style:style style:name="T3" style:family="text">
      <style:text-properties fo:font-size="9pt" fo:font-style="italic" style:font-size-asian="9pt" style:font-style-asian="italic" style:font-size-complex="9pt" style:font-style-complex="italic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11cm" svg:height="2.231cm" svg:x="1.36cm" svg:y="3.088cm">
          <text:p text:style-name="P1"><text:span text:style-name="T1">Reg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078cm" svg:height="2.231cm" svg:x="4.47cm" svg:y="3.088cm">
          <text:p text:style-name="P1"><text:span text:style-name="T1">R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3.964cm" svg:y1="4.175cm" svg:x2="4.907cm" svg:y2="4.175cm">
          <text:p/>
        </draw:line>
        <draw:frame draw:style-name="gr4" draw:text-style-name="P3" draw:layer="layout" svg:width="2.393cm" svg:height="0.714cm" svg:x="3.155cm" svg:y="3.669cm">
          <draw:text-box>
            <text:p><text:span text:style-name="T2">pre/postPut</text:span></text:p>
          </draw:text-box>
        </draw:frame>
        <draw:frame draw:style-name="gr5" draw:text-style-name="P4" draw:layer="layout" svg:width="2.506cm" svg:height="0.761cm" svg:x="3.155cm" svg:y="4.048cm">
          <draw:text-box>
            <text:p><text:span text:style-name="T3">pre/</text:span><text:span text:style-name="T2">postGet</text:span></text:p>
          </draw:text-box>
        </draw:frame>
        <draw:line draw:style-name="gr6" draw:text-style-name="P1" draw:layer="layout" svg:x1="4.926cm" svg:y1="1.665cm" svg:x2="4.926cm" svg:y2="3.088cm">
          <text:p/>
        </draw:line>
        <draw:custom-shape draw:style-name="gr7" draw:text-style-name="P2" draw:layer="layout" svg:width="1.555cm" svg:height="0.597cm" svg:x="2.955cm" svg:y="1.068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55cm" svg:height="0.597cm" svg:x="1.048cm" svg:y="1.068cm">
          <text:p text:style-name="P1"><text:span text:style-name="T1">Maste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555cm" svg:height="0.597cm" svg:x="4.51cm" svg:y="1.068cm">
          <text:p text:style-name="P1"><text:span text:style-name="T1">TC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555cm" svg:height="0.597cm" svg:x="6.43cm" svg:y="1.072cm">
          <text:p text:style-name="P1"><text:span text:style-name="T1">TSO</text:span>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2.626cm" svg:height="0.713cm" svg:x="4.765cm" svg:y="1.665cm">
          <draw:text-box>
            <text:p><text:span text:style-name="T4">commit/abort</text:span></text:p>
          </draw:text-box>
        </draw:frame>
        <draw:line draw:style-name="gr6" draw:text-style-name="P1" draw:layer="layout" svg:x1="4.082cm" svg:y1="1.665cm" svg:x2="4.082cm" svg:y2="3.088cm">
          <text:p/>
        </draw:line>
        <draw:frame draw:style-name="gr10" draw:text-style-name="P5" draw:layer="layout" svg:width="1.678cm" svg:height="0.713cm" svg:x="2.657cm" svg:y="1.665cm">
          <draw:text-box>
            <text:p><text:span text:style-name="T4">get/put</text:span></text:p>
          </draw:text-box>
        </draw:frame>
        <draw:line draw:style-name="gr6" draw:text-style-name="P1" draw:layer="layout" svg:x1="6.066cm" svg:y1="1.384cm" svg:x2="6.43cm" svg:y2="1.384cm">
          <text:p/>
        </draw:line>
        <draw:line draw:style-name="gr11" draw:text-style-name="P1" draw:layer="layout" svg:x1="2.955cm" svg:y1="1.34cm" svg:x2="2.603cm" svg:y2="1.35cm">
          <text:p/>
        </draw:line>
        <draw:line draw:style-name="gr11" draw:text-style-name="P1" draw:layer="layout" svg:x1="1.887cm" svg:y1="1.665cm" svg:x2="1.887cm" svg:y2="2.379cm">
          <text:p/>
        </draw:line>
        <draw:custom-shape draw:style-name="gr12" draw:text-style-name="P2" draw:layer="layout" svg:width="4.934cm" svg:height="3.067cm" svg:x="1.12cm" svg:y="2.378cm">
          <text:p text:style-name="P1"><text:span text:style-name="T1">Region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11cm" svg:height="2.231cm" svg:x="1.36cm" svg:y="3.088cm">
          <text:p text:style-name="P1"><text:span text:style-name="T1">Reg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078cm" svg:height="2.231cm" svg:x="4.47cm" svg:y="3.088cm">
          <text:p text:style-name="P1"><text:span text:style-name="T1">R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3.964cm" svg:y1="4.175cm" svg:x2="4.907cm" svg:y2="4.175cm">
          <text:p/>
        </draw:line>
        <draw:frame draw:style-name="gr4" draw:text-style-name="P5" draw:layer="layout" svg:width="2.393cm" svg:height="0.714cm" svg:x="3.218cm" svg:y="3.55cm">
          <draw:text-box>
            <text:p><text:span text:style-name="T4">pre/postGet</text:span></text:p>
          </draw:text-box>
        </draw:frame>
        <draw:frame draw:style-name="gr5" draw:text-style-name="P5" draw:layer="layout" svg:width="2.506cm" svg:height="0.761cm" svg:x="3.218cm" svg:y="4.22cm">
          <draw:text-box>
            <text:p><text:span text:style-name="T4">pre/postPut</text:span></text:p>
          </draw:text-box>
        </draw:frame>
        <draw:line draw:style-name="gr11" draw:text-style-name="P1" draw:layer="layout" svg:x1="4.926cm" svg:y1="1.665cm" svg:x2="4.926cm" svg:y2="3.088cm">
          <text:p/>
        </draw:line>
        <draw:frame draw:style-name="gr13" draw:text-style-name="P6" draw:layer="layout" svg:width="0.972cm" svg:height="0.809cm" svg:x="5.385cm" svg:y="3.669cm">
          <draw:text-box>
            <text:p><text:span text:style-name="T1">...</text:span></text:p>
          </draw:text-box>
        </draw:frame>
        <draw:frame draw:style-name="gr13" draw:text-style-name="P6" draw:layer="layout" svg:width="0.972cm" svg:height="0.809cm" svg:x="5.941cm" svg:y="3.669cm">
          <draw:text-box>
            <text:p><text:span text:style-name="T1">...</text:span></text:p>
          </draw:text-box>
        </draw:frame>
        <draw:custom-shape draw:style-name="gr8" draw:text-style-name="P2" draw:layer="layout" svg:width="1.555cm" svg:height="0.597cm" svg:x="4.51cm" svg:y="1.068cm">
          <text:p text:style-name="P1"><text:span text:style-name="T1">TC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555cm" svg:height="0.597cm" svg:x="6.43cm" svg:y="1.072cm">
          <text:p text:style-name="P1"><text:span text:style-name="T1">TSO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4.082cm" svg:y1="1.665cm" svg:x2="4.082cm" svg:y2="3.088cm">
          <text:p/>
        </draw:line>
        <draw:line draw:style-name="gr11" draw:text-style-name="P1" draw:layer="layout" svg:x1="6.066cm" svg:y1="1.384cm" svg:x2="6.43cm" svg:y2="1.38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.144cm" fo:page-height="6.6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enjamin </meta:initial-creator>
    <meta:creation-date>2012-04-01T14:16:03</meta:creation-date>
    <dc:date>2012-04-01T16:09:53</dc:date>
    <dc:creator>Benjamin </dc:creator>
    <meta:editing-duration>PT00H52M10S</meta:editing-duration>
    <meta:editing-cycles>51</meta:editing-cycles>
    <meta:generator>OpenOffice.org/3.2$Linux OpenOffice.org_project/320m19$Build-9505</meta:generator>
    <meta:document-statistic meta:object-count="29"/>
  </office:meta>
</office:document-meta>
</file>